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66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office:value-type="string">
            <text:p>Num Prots</text:p>
          </table:table-cell>
          <table:table-cell office:value-type="string">
            <text:p>Num Annots</text:p>
          </table:table-cell>
          <table:table-cell office:value-type="string">
            <text:p>Species</text:p>
          </table:table-cell>
          <table:table-cell office:value-type="string">
            <text:p>PMID</text:p>
          </table:table-cell>
          <table:table-cell office:value-type="string">
            <text:p>MFO</text:p>
          </table:table-cell>
          <table:table-cell office:value-type="string">
            <text:p>BPO</text:p>
          </table:table-cell>
          <table:table-cell office:value-type="string">
            <text:p>CCO</text:p>
          </table:table-cell>
        </table:table-row>
        <table:table-row table:style-name="ro4">
          <table:table-cell office:value-type="float" office:value="4937">
            <text:p>4937</text:p>
          </table:table-cell>
          <table:table-cell office:value-type="float" office:value="11050">
            <text:p>11050</text:p>
          </table:table-cell>
          <table:table-cell table:style-name="ce1" office:value-type="string">
            <text:p>H. sapiens</text:p>
          </table:table-cell>
          <table:table-cell office:value-type="string">
            <text:p>\cite{pmid18029348}</text:p>
          </table:table-cell>
          <table:table-cell table:number-columns-repeated="2" office:value-type="float" office:value="0">
            <text:p>0</text:p>
          </table:table-cell>
          <table:table-cell office:value-type="float" office:value="11050">
            <text:p>11050</text:p>
          </table:table-cell>
        </table:table-row>
        <table:table-row table:style-name="ro4">
          <table:table-cell office:value-type="float" office:value="4247">
            <text:p>4247</text:p>
          </table:table-cell>
          <table:table-cell office:value-type="float" office:value="7046">
            <text:p>7046</text:p>
          </table:table-cell>
          <table:table-cell table:style-name="ce2" office:value-type="string">
            <text:p>Spombe</text:p>
          </table:table-cell>
          <table:table-cell office:value-type="string">
            <text:p>\cite{pmid16823372}</text:p>
          </table:table-cell>
          <table:table-cell table:number-columns-repeated="2" office:value-type="float" office:value="0">
            <text:p>0</text:p>
          </table:table-cell>
          <table:table-cell office:value-type="float" office:value="7046">
            <text:p>7046</text:p>
          </table:table-cell>
        </table:table-row>
        <table:table-row table:style-name="ro4">
          <table:table-cell table:number-columns-repeated="2" office:value-type="float" office:value="2412">
            <text:p>2412</text:p>
          </table:table-cell>
          <table:table-cell table:style-name="ce2" office:value-type="string">
            <text:p>H. sapiens</text:p>
          </table:table-cell>
          <table:table-cell office:value-type="string">
            <text:p>\cite{pmid18614015}</text:p>
          </table:table-cell>
          <table:table-cell table:number-columns-repeated="2" office:value-type="float" office:value="0">
            <text:p>0</text:p>
          </table:table-cell>
          <table:table-cell office:value-type="float" office:value="2412">
            <text:p>2412</text:p>
          </table:table-cell>
        </table:table-row>
        <table:table-row table:style-name="ro4">
          <table:table-cell office:value-type="float" office:value="1791">
            <text:p>1791</text:p>
          </table:table-cell>
          <table:table-cell office:value-type="float" office:value="5918">
            <text:p>5918</text:p>
          </table:table-cell>
          <table:table-cell table:style-name="ce1" office:value-type="string">
            <text:p>Celegans</text:p>
          </table:table-cell>
          <table:table-cell office:value-type="string">
            <text:p>\cite{pmid14551910}</text:p>
          </table:table-cell>
          <table:table-cell office:value-type="float" office:value="0">
            <text:p>0</text:p>
          </table:table-cell>
          <table:table-cell office:value-type="float" office:value="5918">
            <text:p>591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406">
            <text:p>1406</text:p>
          </table:table-cell>
          <table:table-cell office:value-type="float" office:value="1863">
            <text:p>1863</text:p>
          </table:table-cell>
          <table:table-cell table:style-name="ce2" office:value-type="string">
            <text:p>Scerevisiae</text:p>
          </table:table-cell>
          <table:table-cell office:value-type="string">
            <text:p>\cite{pmid14562095}</text:p>
          </table:table-cell>
          <table:table-cell table:number-columns-repeated="2" office:value-type="float" office:value="0">
            <text:p>0</text:p>
          </table:table-cell>
          <table:table-cell office:value-type="float" office:value="1863">
            <text:p>1863</text:p>
          </table:table-cell>
        </table:table-row>
        <table:table-row table:style-name="ro4">
          <table:table-cell table:number-columns-repeated="2" office:value-type="float" office:value="1251">
            <text:p>1251</text:p>
          </table:table-cell>
          <table:table-cell table:style-name="ce2" office:value-type="string">
            <text:p>Athaliana</text:p>
          </table:table-cell>
          <table:table-cell office:value-type="string">
            <text:p>\cite{pmid18431481}</text:p>
          </table:table-cell>
          <table:table-cell table:number-columns-repeated="2" office:value-type="float" office:value="0">
            <text:p>0</text:p>
          </table:table-cell>
          <table:table-cell office:value-type="float" office:value="1251">
            <text:p>1251</text:p>
          </table:table-cell>
        </table:table-row>
        <table:table-row table:style-name="ro4">
          <table:table-cell office:value-type="float" office:value="1205">
            <text:p>1205</text:p>
          </table:table-cell>
          <table:table-cell office:value-type="float" office:value="1476">
            <text:p>1476</text:p>
          </table:table-cell>
          <table:table-cell table:style-name="ce2" office:value-type="string">
            <text:p>Celegans</text:p>
          </table:table-cell>
          <table:table-cell office:value-type="string">
            <text:p>\cite{pmid15791247}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186">
            <text:p>1186</text:p>
          </table:table-cell>
          <table:table-cell office:value-type="float" office:value="1213">
            <text:p>1213</text:p>
          </table:table-cell>
          <table:table-cell table:style-name="ce2" office:value-type="string">
            <text:p>Mmusculus</text:p>
          </table:table-cell>
          <table:table-cell office:value-type="string">
            <text:p>\cite{pmid14651853}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</table:table-row>
        <table:table-row table:style-name="ro4">
          <table:table-cell table:number-columns-repeated="2" office:value-type="float" office:value="1136">
            <text:p>1136</text:p>
          </table:table-cell>
          <table:table-cell table:style-name="ce2" office:value-type="string">
            <text:p>Athaliana</text:p>
          </table:table-cell>
          <table:table-cell office:value-type="string">
            <text:p>\cite{pmid17317660}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</table:table-row>
        <table:table-row table:style-name="ro4">
          <table:table-cell office:value-type="float" office:value="1101">
            <text:p>1101</text:p>
          </table:table-cell>
          <table:table-cell office:value-type="float" office:value="2269">
            <text:p>2269</text:p>
          </table:table-cell>
          <table:table-cell table:style-name="ce1" office:value-type="string">
            <text:p>Celegans</text:p>
          </table:table-cell>
          <table:table-cell office:value-type="string">
            <text:p>\cite{pmid12529635}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043">
            <text:p>1043</text:p>
          </table:table-cell>
          <table:table-cell office:value-type="float" office:value="1365">
            <text:p>1365</text:p>
          </table:table-cell>
          <table:table-cell table:style-name="ce2" office:value-type="string">
            <text:p>Mtuberculosis</text:p>
          </table:table-cell>
          <table:table-cell office:value-type="string">
            <text:p>\cite{pmid15525680}</text:p>
          </table:table-cell>
          <table:table-cell table:number-columns-repeated="2" office:value-type="float" office:value="0">
            <text:p>0</text:p>
          </table:table-cell>
          <table:table-cell office:value-type="float" office:value="1365">
            <text:p>1365</text:p>
          </table:table-cell>
        </table:table-row>
        <table:table-row table:style-name="ro4">
          <table:table-cell table:number-columns-repeated="2" office:value-type="float" office:value="1041">
            <text:p>1041</text:p>
          </table:table-cell>
          <table:table-cell table:style-name="ce2" office:value-type="string">
            <text:p>Athaliana</text:p>
          </table:table-cell>
          <table:table-cell office:value-type="string">
            <text:p>\cite{pmid21166475}</text:p>
          </table:table-cell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</table:table-row>
        <table:table-row table:style-name="ro4">
          <table:table-cell office:value-type="float" office:value="865">
            <text:p>865</text:p>
          </table:table-cell>
          <table:table-cell office:value-type="float" office:value="1533">
            <text:p>1533</text:p>
          </table:table-cell>
          <table:table-cell table:style-name="ce2" office:value-type="string">
            <text:p>Celegans</text:p>
          </table:table-cell>
          <table:table-cell office:value-type="string">
            <text:p>\cite{pmid15489339}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845">
            <text:p>845</text:p>
          </table:table-cell>
          <table:table-cell table:style-name="ce2" office:value-type="string">
            <text:p>Scerevisiae</text:p>
          </table:table-cell>
          <table:table-cell office:value-type="string">
            <text:p>\cite{pmid16823961}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</table:table-row>
        <table:table-row table:style-name="ro4">
          <table:table-cell table:number-columns-repeated="2" office:value-type="float" office:value="784">
            <text:p>784</text:p>
          </table:table-cell>
          <table:table-cell table:style-name="ce2" office:value-type="string">
            <text:p>Athaliana</text:p>
          </table:table-cell>
          <table:table-cell office:value-type="string">
            <text:p>\cite{pmid21533090}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</table:table-row>
        <table:table-row table:style-name="ro4">
          <table:table-cell table:number-columns-repeated="2" office:value-type="float" office:value="735">
            <text:p>735</text:p>
          </table:table-cell>
          <table:table-cell table:style-name="ce2" office:value-type="string">
            <text:p>Mtuberculosis</text:p>
          </table:table-cell>
          <table:table-cell office:value-type="string">
            <text:p>\cite{pmid14532352}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</table:table-row>
        <table:table-row table:style-name="ro4">
          <table:table-cell office:value-type="float" office:value="724">
            <text:p>724</text:p>
          </table:table-cell>
          <table:table-cell office:value-type="float" office:value="882">
            <text:p>882</text:p>
          </table:table-cell>
          <table:table-cell table:style-name="ce2" office:value-type="string">
            <text:p>Athaliana</text:p>
          </table:table-cell>
          <table:table-cell office:value-type="string">
            <text:p>\cite{pmid20061580}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</table:table-row>
        <table:table-row table:style-name="ro4">
          <table:table-cell table:number-columns-repeated="2" office:value-type="float" office:value="634">
            <text:p>634</text:p>
          </table:table-cell>
          <table:table-cell table:style-name="ce2" office:value-type="string">
            <text:p>Athaliana</text:p>
          </table:table-cell>
          <table:table-cell office:value-type="string">
            <text:p>\cite{pmid15028209}</text:p>
          </table:table-cell>
          <table:table-cell table:number-columns-repeated="2" office:value-type="float" office:value="0">
            <text:p>0</text:p>
          </table:table-cell>
          <table:table-cell office:value-type="float" office:value="634">
            <text:p>634</text:p>
          </table:table-cell>
        </table:table-row>
        <table:table-row table:style-name="ro4">
          <table:table-cell table:number-columns-repeated="2" office:value-type="float" office:value="613">
            <text:p>613</text:p>
          </table:table-cell>
          <table:table-cell table:style-name="ce2" office:value-type="string">
            <text:p>Mycobacter sp.</text:p>
          </table:table-cell>
          <table:table-cell office:value-type="string">
            <text:p>\cite{pmid12657046}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607">
            <text:p>607</text:p>
          </table:table-cell>
          <table:table-cell office:value-type="float" office:value="661">
            <text:p>661</text:p>
          </table:table-cell>
          <table:table-cell table:style-name="ce2" office:value-type="string">
            <text:p>Celegans</text:p>
          </table:table-cell>
          <table:table-cell office:value-type="string">
            <text:p>\cite{pmid17704769}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2" office:value-type="float" office:value="577">
            <text:p>577</text:p>
          </table:table-cell>
          <table:table-cell table:style-name="ce2" office:value-type="string">
            <text:p>Athaliana</text:p>
          </table:table-cell>
          <table:table-cell office:value-type="string">
            <text:p>\cite{pmid17432890}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</table:table-row>
        <table:table-row table:style-name="ro4">
          <table:table-cell office:value-type="float" office:value="553">
            <text:p>553</text:p>
          </table:table-cell>
          <table:table-cell office:value-type="float" office:value="884">
            <text:p>884</text:p>
          </table:table-cell>
          <table:table-cell table:style-name="ce2" office:value-type="string">
            <text:p>Celegans</text:p>
          </table:table-cell>
          <table:table-cell office:value-type="string">
            <text:p>\cite{pmid11231151}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16">
            <text:p>516</text:p>
          </table:table-cell>
          <table:table-cell office:value-type="float" office:value="5972">
            <text:p>5972</text:p>
          </table:table-cell>
          <table:table-cell table:style-name="ce1" office:value-type="string">
            <text:p>Celegans</text:p>
          </table:table-cell>
          <table:table-cell office:value-type="string">
            <text:p>\cite{pmid17417969}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503">
            <text:p>503</text:p>
          </table:table-cell>
          <table:table-cell table:style-name="ce2" office:value-type="string">
            <text:p>Scerevisiae</text:p>
          </table:table-cell>
          <table:table-cell office:value-type="string">
            <text:p>\cite{pmid14576278}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office:value-type="float" office:value="498">
            <text:p>498</text:p>
          </table:table-cell>
          <table:table-cell office:value-type="float" office:value="638">
            <text:p>638</text:p>
          </table:table-cell>
          <table:table-cell table:style-name="ce2" office:value-type="string">
            <text:p>Scerevisiae</text:p>
          </table:table-cell>
          <table:table-cell office:value-type="string">
            <text:p>\cite{pmid16429126}</text:p>
          </table:table-cell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float" office:value="479">
            <text:p>479</text:p>
          </table:table-cell>
          <table:table-cell office:value-type="float" office:value="848">
            <text:p>848</text:p>
          </table:table-cell>
          <table:table-cell table:style-name="ce2" office:value-type="string">
            <text:p>Celegans</text:p>
          </table:table-cell>
          <table:table-cell office:value-type="string">
            <text:p>\cite{pmid21529718}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table:style-name="ce2" office:value-type="string">
            <text:p>H. sapiens</text:p>
          </table:table-cell>
          <table:table-cell office:value-type="string">
            <text:p>\cite{pmid11256614}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</table:table-row>
        <table:table-row table:style-name="ro4">
          <table:table-cell table:number-columns-repeated="2" office:value-type="float" office:value="436">
            <text:p>436</text:p>
          </table:table-cell>
          <table:table-cell table:style-name="ce2" office:value-type="string">
            <text:p>Athaliana</text:p>
          </table:table-cell>
          <table:table-cell office:value-type="string">
            <text:p>\cite{pmid17644812}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</table:table-row>
        <table:table-row table:style-name="ro4"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  <table:table-cell table:style-name="ce2" office:value-type="string">
            <text:p>Athaliana</text:p>
          </table:table-cell>
          <table:table-cell office:value-type="string">
            <text:p>\cite{pmid16618929}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office:value-type="float" office:value="413">
            <text:p>413</text:p>
          </table:table-cell>
          <table:table-cell office:value-type="float" office:value="456">
            <text:p>456</text:p>
          </table:table-cell>
          <table:table-cell table:style-name="ce2" office:value-type="string">
            <text:p>Dmelanogaster</text:p>
          </table:table-cell>
          <table:table-cell office:value-type="string">
            <text:p>\cite{pmid18433294}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</table:table-row>
        <table:table-row table:style-name="ro4">
          <table:table-cell table:number-columns-repeated="2" office:value-type="float" office:value="401">
            <text:p>401</text:p>
          </table:table-cell>
          <table:table-cell table:style-name="ce2" office:value-type="string">
            <text:p>Athaliana</text:p>
          </table:table-cell>
          <table:table-cell office:value-type="string">
            <text:p>\cite{pmid17151019}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4">
          <table:table-cell table:number-columns-repeated="2" office:value-type="float" office:value="392">
            <text:p>392</text:p>
          </table:table-cell>
          <table:table-cell table:style-name="ce2" office:value-type="string">
            <text:p>Athaliana</text:p>
          </table:table-cell>
          <table:table-cell office:value-type="string">
            <text:p>\cite{pmid14671022}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</table:table-row>
        <table:table-row table:style-name="ro4">
          <table:table-cell office:value-type="float" office:value="392">
            <text:p>392</text:p>
          </table:table-cell>
          <table:table-cell office:value-type="float" office:value="639">
            <text:p>639</text:p>
          </table:table-cell>
          <table:table-cell table:style-name="ce2" office:value-type="string">
            <text:p>Celegans</text:p>
          </table:table-cell>
          <table:table-cell office:value-type="string">
            <text:p>\cite{pmid12529643}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83">
            <text:p>383</text:p>
          </table:table-cell>
          <table:table-cell office:value-type="float" office:value="917">
            <text:p>917</text:p>
          </table:table-cell>
          <table:table-cell table:style-name="ce1" office:value-type="string">
            <text:p>Celegans</text:p>
          </table:table-cell>
          <table:table-cell office:value-type="string">
            <text:p>\cite{pmid12445391}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380">
            <text:p>380</text:p>
          </table:table-cell>
          <table:table-cell table:style-name="ce2" office:value-type="string">
            <text:p>Athaliana</text:p>
          </table:table-cell>
          <table:table-cell office:value-type="string">
            <text:p>\cite{pmid15539469}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</table:table-row>
        <table:table-row table:style-name="ro4">
          <table:table-cell table:number-columns-repeated="2" office:value-type="float" office:value="375">
            <text:p>375</text:p>
          </table:table-cell>
          <table:table-cell table:style-name="ce2" office:value-type="string">
            <text:p>Mmusculus</text:p>
          </table:table-cell>
          <table:table-cell office:value-type="string">
            <text:p>\cite{pmid12865426}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</table:table-row>
        <table:table-row table:style-name="ro4">
          <table:table-cell office:value-type="float" office:value="343">
            <text:p>343</text:p>
          </table:table-cell>
          <table:table-cell office:value-type="float" office:value="509">
            <text:p>509</text:p>
          </table:table-cell>
          <table:table-cell table:style-name="ce2" office:value-type="string">
            <text:p>H. sapiens</text:p>
          </table:table-cell>
          <table:table-cell office:value-type="string">
            <text:p>\cite{pmid16189514}</text:p>
          </table:table-cell>
          <table:table-cell office:value-type="float" office:value="509">
            <text:p>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338">
            <text:p>338</text:p>
          </table:table-cell>
          <table:table-cell table:style-name="ce2" office:value-type="string">
            <text:p>Ddiscoideum</text:p>
          </table:table-cell>
          <table:table-cell office:value-type="string">
            <text:p>\cite{pmid20422638}</text:p>
          </table:table-cell>
          <table:table-cell table:number-columns-repeated="2"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4">
          <table:table-cell table:number-columns-repeated="2" office:value-type="float" office:value="328">
            <text:p>328</text:p>
          </table:table-cell>
          <table:table-cell table:style-name="ce2" office:value-type="string">
            <text:p>Athaliana</text:p>
          </table:table-cell>
          <table:table-cell office:value-type="string">
            <text:p>\cite{pmid12938931}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4"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table:style-name="ce2" office:value-type="string">
            <text:p>Calbicans</text:p>
          </table:table-cell>
          <table:table-cell office:value-type="string">
            <text:p>\cite{pmid16336044}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table:style-name="ce2" office:value-type="string">
            <text:p>Athaliana</text:p>
          </table:table-cell>
          <table:table-cell office:value-type="string">
            <text:p>\cite{pmid18633119}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4">
          <table:table-cell office:value-type="float" office:value="290">
            <text:p>290</text:p>
          </table:table-cell>
          <table:table-cell office:value-type="float" office:value="331">
            <text:p>331</text:p>
          </table:table-cell>
          <table:table-cell table:style-name="ce2" office:value-type="string">
            <text:p>Scerevisiae</text:p>
          </table:table-cell>
          <table:table-cell office:value-type="string">
            <text:p>\cite{pmid11914276}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4">
          <table:table-cell office:value-type="float" office:value="285">
            <text:p>285</text:p>
          </table:table-cell>
          <table:table-cell office:value-type="float" office:value="761">
            <text:p>761</text:p>
          </table:table-cell>
          <table:table-cell table:style-name="ce1" office:value-type="string">
            <text:p>Celegans</text:p>
          </table:table-cell>
          <table:table-cell office:value-type="string">
            <text:p>\cite{pmid11099033}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table:style-name="ce2" office:value-type="string">
            <text:p>Celegans</text:p>
          </table:table-cell>
          <table:table-cell office:value-type="string">
            <text:p>\cite{pmid11099034}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66">
            <text:p>266</text:p>
          </table:table-cell>
          <table:table-cell office:value-type="float" office:value="433">
            <text:p>433</text:p>
          </table:table-cell>
          <table:table-cell table:style-name="ce2" office:value-type="string">
            <text:p>Mmusculus</text:p>
          </table:table-cell>
          <table:table-cell office:value-type="string">
            <text:p>\cite{pmid11591653}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260">
            <text:p>260</text:p>
          </table:table-cell>
          <table:table-cell table:style-name="ce2" office:value-type="string">
            <text:p>Athaliana</text:p>
          </table:table-cell>
          <table:table-cell office:value-type="string">
            <text:p>\cite{pmid16502469}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style-name="ce2" office:value-type="string">
            <text:p>Spombe</text:p>
          </table:table-cell>
          <table:table-cell office:value-type="string">
            <text:p>\cite{pmid12529438}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44">
            <text:p>244</text:p>
          </table:table-cell>
          <table:table-cell office:value-type="float" office:value="397">
            <text:p>397</text:p>
          </table:table-cell>
          <table:table-cell table:style-name="ce2" office:value-type="string">
            <text:p>Dmelanogaster</text:p>
          </table:table-cell>
          <table:table-cell office:value-type="string">
            <text:p>\cite{pmid17412918}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0">
            <text:p>30</text:p>
          </table:table-cell>
        </table:table-row>
        <table:table-row table:style-name="ro4">
          <table:table-cell office:value-type="float" office:value="242">
            <text:p>242</text:p>
          </table:table-cell>
          <table:table-cell office:value-type="float" office:value="397">
            <text:p>397</text:p>
          </table:table-cell>
          <table:table-cell table:style-name="ce2" office:value-type="string">
            <text:p>Dmelanogaster</text:p>
          </table:table-cell>
          <table:table-cell office:value-type="string">
            <text:p>\cite{pmid18981222}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</table:table-row>
        <table:table-row table:style-name="ro4"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table:style-name="ce2" office:value-type="string">
            <text:p>Athaliana</text:p>
          </table:table-cell>
          <table:table-cell office:value-type="string">
            <text:p>\cite{pmid16287169}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</table:table-row>
        <table:table-row table:style-name="ro3" table:number-rows-repeated="104852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3">
          <table:table-cell office:value-type="string">
            <text:p>Num Prots</text:p>
          </table:table-cell>
          <table:table-cell office:value-type="string">
            <text:p>Num Annots</text:p>
          </table:table-cell>
          <table:table-cell office:value-type="string">
            <text:p>Species</text:p>
          </table:table-cell>
          <table:table-cell office:value-type="string">
            <text:p>PMID</text:p>
          </table:table-cell>
          <table:table-cell office:value-type="string">
            <text:p>MFO</text:p>
          </table:table-cell>
          <table:table-cell office:value-type="string">
            <text:p>BPO</text:p>
          </table:table-cell>
          <table:table-cell office:value-type="string">
            <text:p>CCO</text:p>
          </table:table-cell>
        </table:table-row>
        <table:table-row table:style-name="ro4">
          <table:table-cell office:value-type="float" office:value="4937">
            <text:p>4937</text:p>
          </table:table-cell>
          <table:table-cell office:value-type="float" office:value="11050">
            <text:p>11050</text:p>
          </table:table-cell>
          <table:table-cell table:style-name="ce1" office:value-type="string">
            <text:p>H. sapiens</text:p>
          </table:table-cell>
          <table:table-cell office:value-type="string">
            <text:p>\cite{pmid18029348}</text:p>
          </table:table-cell>
          <table:table-cell table:number-columns-repeated="2" office:value-type="float" office:value="0">
            <text:p>0</text:p>
          </table:table-cell>
          <table:table-cell office:value-type="float" office:value="11050">
            <text:p>11050</text:p>
          </table:table-cell>
        </table:table-row>
        <table:table-row table:style-name="ro4">
          <table:table-cell office:value-type="float" office:value="4247">
            <text:p>4247</text:p>
          </table:table-cell>
          <table:table-cell office:value-type="float" office:value="7046">
            <text:p>7046</text:p>
          </table:table-cell>
          <table:table-cell table:style-name="ce2" office:value-type="string">
            <text:p>Spombe</text:p>
          </table:table-cell>
          <table:table-cell office:value-type="string">
            <text:p>\cite{pmid16823372}</text:p>
          </table:table-cell>
          <table:table-cell table:number-columns-repeated="2" office:value-type="float" office:value="0">
            <text:p>0</text:p>
          </table:table-cell>
          <table:table-cell office:value-type="float" office:value="7046">
            <text:p>7046</text:p>
          </table:table-cell>
        </table:table-row>
        <table:table-row table:style-name="ro4">
          <table:table-cell table:number-columns-repeated="2" office:value-type="float" office:value="2412">
            <text:p>2412</text:p>
          </table:table-cell>
          <table:table-cell table:style-name="ce2" office:value-type="string">
            <text:p>H. sapiens</text:p>
          </table:table-cell>
          <table:table-cell office:value-type="string">
            <text:p>\cite{pmid18614015}</text:p>
          </table:table-cell>
          <table:table-cell table:number-columns-repeated="2" office:value-type="float" office:value="0">
            <text:p>0</text:p>
          </table:table-cell>
          <table:table-cell office:value-type="float" office:value="2412">
            <text:p>2412</text:p>
          </table:table-cell>
        </table:table-row>
        <table:table-row table:style-name="ro4">
          <table:table-cell office:value-type="float" office:value="1791">
            <text:p>1791</text:p>
          </table:table-cell>
          <table:table-cell office:value-type="float" office:value="5918">
            <text:p>5918</text:p>
          </table:table-cell>
          <table:table-cell table:style-name="ce1" office:value-type="string">
            <text:p>Celegans</text:p>
          </table:table-cell>
          <table:table-cell office:value-type="string">
            <text:p>\cite{pmid14551910}</text:p>
          </table:table-cell>
          <table:table-cell office:value-type="float" office:value="0">
            <text:p>0</text:p>
          </table:table-cell>
          <table:table-cell office:value-type="float" office:value="5918">
            <text:p>591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406">
            <text:p>1406</text:p>
          </table:table-cell>
          <table:table-cell office:value-type="float" office:value="1863">
            <text:p>1863</text:p>
          </table:table-cell>
          <table:table-cell table:style-name="ce2" office:value-type="string">
            <text:p>Scerevisiae</text:p>
          </table:table-cell>
          <table:table-cell office:value-type="string">
            <text:p>\cite{pmid14562095}</text:p>
          </table:table-cell>
          <table:table-cell table:number-columns-repeated="2" office:value-type="float" office:value="0">
            <text:p>0</text:p>
          </table:table-cell>
          <table:table-cell office:value-type="float" office:value="1863">
            <text:p>1863</text:p>
          </table:table-cell>
        </table:table-row>
        <table:table-row table:style-name="ro4">
          <table:table-cell table:number-columns-repeated="2" office:value-type="float" office:value="1251">
            <text:p>1251</text:p>
          </table:table-cell>
          <table:table-cell table:style-name="ce2" office:value-type="string">
            <text:p>Athaliana</text:p>
          </table:table-cell>
          <table:table-cell office:value-type="string">
            <text:p>\cite{pmid18431481}</text:p>
          </table:table-cell>
          <table:table-cell table:number-columns-repeated="2" office:value-type="float" office:value="0">
            <text:p>0</text:p>
          </table:table-cell>
          <table:table-cell office:value-type="float" office:value="1251">
            <text:p>1251</text:p>
          </table:table-cell>
        </table:table-row>
        <table:table-row table:style-name="ro4">
          <table:table-cell office:value-type="float" office:value="1205">
            <text:p>1205</text:p>
          </table:table-cell>
          <table:table-cell office:value-type="float" office:value="1476">
            <text:p>1476</text:p>
          </table:table-cell>
          <table:table-cell table:style-name="ce2" office:value-type="string">
            <text:p>Celegans</text:p>
          </table:table-cell>
          <table:table-cell office:value-type="string">
            <text:p>\cite{pmid15791247}</text:p>
          </table:table-cell>
          <table:table-cell office:value-type="float" office:value="0">
            <text:p>0</text:p>
          </table:table-cell>
          <table:table-cell office:value-type="float" office:value="1476">
            <text:p>147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186">
            <text:p>1186</text:p>
          </table:table-cell>
          <table:table-cell office:value-type="float" office:value="1213">
            <text:p>1213</text:p>
          </table:table-cell>
          <table:table-cell table:style-name="ce2" office:value-type="string">
            <text:p>Mmusculus</text:p>
          </table:table-cell>
          <table:table-cell office:value-type="string">
            <text:p>\cite{pmid14651853}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</table:table-row>
        <table:table-row table:style-name="ro4">
          <table:table-cell table:number-columns-repeated="2" office:value-type="float" office:value="1136">
            <text:p>1136</text:p>
          </table:table-cell>
          <table:table-cell table:style-name="ce2" office:value-type="string">
            <text:p>Athaliana</text:p>
          </table:table-cell>
          <table:table-cell office:value-type="string">
            <text:p>\cite{pmid17317660}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</table:table-row>
        <table:table-row table:style-name="ro4">
          <table:table-cell office:value-type="float" office:value="1101">
            <text:p>1101</text:p>
          </table:table-cell>
          <table:table-cell office:value-type="float" office:value="2269">
            <text:p>2269</text:p>
          </table:table-cell>
          <table:table-cell table:style-name="ce1" office:value-type="string">
            <text:p>Celegans</text:p>
          </table:table-cell>
          <table:table-cell office:value-type="string">
            <text:p>\cite{pmid12529635}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043">
            <text:p>1043</text:p>
          </table:table-cell>
          <table:table-cell office:value-type="float" office:value="1365">
            <text:p>1365</text:p>
          </table:table-cell>
          <table:table-cell table:style-name="ce2" office:value-type="string">
            <text:p>Mtuberculosis</text:p>
          </table:table-cell>
          <table:table-cell office:value-type="string">
            <text:p>\cite{pmid15525680}</text:p>
          </table:table-cell>
          <table:table-cell table:number-columns-repeated="2" office:value-type="float" office:value="0">
            <text:p>0</text:p>
          </table:table-cell>
          <table:table-cell office:value-type="float" office:value="1365">
            <text:p>1365</text:p>
          </table:table-cell>
        </table:table-row>
        <table:table-row table:style-name="ro4">
          <table:table-cell table:number-columns-repeated="2" office:value-type="float" office:value="1041">
            <text:p>1041</text:p>
          </table:table-cell>
          <table:table-cell table:style-name="ce2" office:value-type="string">
            <text:p>Athaliana</text:p>
          </table:table-cell>
          <table:table-cell office:value-type="string">
            <text:p>\cite{pmid21166475}</text:p>
          </table:table-cell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</table:table-row>
        <table:table-row table:style-name="ro4">
          <table:table-cell office:value-type="float" office:value="865">
            <text:p>865</text:p>
          </table:table-cell>
          <table:table-cell office:value-type="float" office:value="1533">
            <text:p>1533</text:p>
          </table:table-cell>
          <table:table-cell table:style-name="ce2" office:value-type="string">
            <text:p>Celegans</text:p>
          </table:table-cell>
          <table:table-cell office:value-type="string">
            <text:p>\cite{pmid15489339}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845">
            <text:p>845</text:p>
          </table:table-cell>
          <table:table-cell table:style-name="ce2" office:value-type="string">
            <text:p>Scerevisiae</text:p>
          </table:table-cell>
          <table:table-cell office:value-type="string">
            <text:p>\cite{pmid16823961}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</table:table-row>
        <table:table-row table:style-name="ro4">
          <table:table-cell table:number-columns-repeated="2" office:value-type="float" office:value="784">
            <text:p>784</text:p>
          </table:table-cell>
          <table:table-cell table:style-name="ce2" office:value-type="string">
            <text:p>Athaliana</text:p>
          </table:table-cell>
          <table:table-cell office:value-type="string">
            <text:p>\cite{pmid21533090}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</table:table-row>
        <table:table-row table:style-name="ro4">
          <table:table-cell table:number-columns-repeated="2" office:value-type="float" office:value="735">
            <text:p>735</text:p>
          </table:table-cell>
          <table:table-cell table:style-name="ce2" office:value-type="string">
            <text:p>Mtuberculosis</text:p>
          </table:table-cell>
          <table:table-cell office:value-type="string">
            <text:p>\cite{pmid14532352}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</table:table-row>
        <table:table-row table:style-name="ro4">
          <table:table-cell office:value-type="float" office:value="724">
            <text:p>724</text:p>
          </table:table-cell>
          <table:table-cell office:value-type="float" office:value="882">
            <text:p>882</text:p>
          </table:table-cell>
          <table:table-cell table:style-name="ce2" office:value-type="string">
            <text:p>Athaliana</text:p>
          </table:table-cell>
          <table:table-cell office:value-type="string">
            <text:p>\cite{pmid20061580}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</table:table-row>
        <table:table-row table:style-name="ro4">
          <table:table-cell table:number-columns-repeated="2" office:value-type="float" office:value="634">
            <text:p>634</text:p>
          </table:table-cell>
          <table:table-cell table:style-name="ce2" office:value-type="string">
            <text:p>Athaliana</text:p>
          </table:table-cell>
          <table:table-cell office:value-type="string">
            <text:p>\cite{pmid15028209}</text:p>
          </table:table-cell>
          <table:table-cell table:number-columns-repeated="2" office:value-type="float" office:value="0">
            <text:p>0</text:p>
          </table:table-cell>
          <table:table-cell office:value-type="float" office:value="634">
            <text:p>634</text:p>
          </table:table-cell>
        </table:table-row>
        <table:table-row table:style-name="ro4">
          <table:table-cell table:number-columns-repeated="2" office:value-type="float" office:value="613">
            <text:p>613</text:p>
          </table:table-cell>
          <table:table-cell table:style-name="ce2" office:value-type="string">
            <text:p>Mycobacter sp.</text:p>
          </table:table-cell>
          <table:table-cell office:value-type="string">
            <text:p>\cite{pmid12657046}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607">
            <text:p>607</text:p>
          </table:table-cell>
          <table:table-cell office:value-type="float" office:value="661">
            <text:p>661</text:p>
          </table:table-cell>
          <table:table-cell table:style-name="ce2" office:value-type="string">
            <text:p>Celegans</text:p>
          </table:table-cell>
          <table:table-cell office:value-type="string">
            <text:p>\cite{pmid17704769}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2" office:value-type="float" office:value="577">
            <text:p>577</text:p>
          </table:table-cell>
          <table:table-cell table:style-name="ce2" office:value-type="string">
            <text:p>Athaliana</text:p>
          </table:table-cell>
          <table:table-cell office:value-type="string">
            <text:p>\cite{pmid17432890}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</table:table-row>
        <table:table-row table:style-name="ro4">
          <table:table-cell office:value-type="float" office:value="553">
            <text:p>553</text:p>
          </table:table-cell>
          <table:table-cell office:value-type="float" office:value="884">
            <text:p>884</text:p>
          </table:table-cell>
          <table:table-cell table:style-name="ce2" office:value-type="string">
            <text:p>Celegans</text:p>
          </table:table-cell>
          <table:table-cell office:value-type="string">
            <text:p>\cite{pmid11231151}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516">
            <text:p>516</text:p>
          </table:table-cell>
          <table:table-cell office:value-type="float" office:value="5972">
            <text:p>5972</text:p>
          </table:table-cell>
          <table:table-cell table:style-name="ce1" office:value-type="string">
            <text:p>Celegans</text:p>
          </table:table-cell>
          <table:table-cell office:value-type="string">
            <text:p>\cite{pmid17417969}</text:p>
          </table:table-cell>
          <table:table-cell office:value-type="float" office:value="0">
            <text:p>0</text:p>
          </table:table-cell>
          <table:table-cell office:value-type="float" office:value="5972">
            <text:p>5972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503">
            <text:p>503</text:p>
          </table:table-cell>
          <table:table-cell table:style-name="ce2" office:value-type="string">
            <text:p>Scerevisiae</text:p>
          </table:table-cell>
          <table:table-cell office:value-type="string">
            <text:p>\cite{pmid14576278}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</table:table-row>
        <table:table-row table:style-name="ro4">
          <table:table-cell office:value-type="float" office:value="498">
            <text:p>498</text:p>
          </table:table-cell>
          <table:table-cell office:value-type="float" office:value="638">
            <text:p>638</text:p>
          </table:table-cell>
          <table:table-cell table:style-name="ce2" office:value-type="string">
            <text:p>Scerevisiae</text:p>
          </table:table-cell>
          <table:table-cell office:value-type="string">
            <text:p>\cite{pmid16429126}</text:p>
          </table:table-cell>
          <table:table-cell office:value-type="float" office:value="638">
            <text:p>6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float" office:value="479">
            <text:p>479</text:p>
          </table:table-cell>
          <table:table-cell office:value-type="float" office:value="848">
            <text:p>848</text:p>
          </table:table-cell>
          <table:table-cell table:style-name="ce2" office:value-type="string">
            <text:p>Celegans</text:p>
          </table:table-cell>
          <table:table-cell office:value-type="string">
            <text:p>\cite{pmid21529718}</text:p>
          </table:table-cell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465">
            <text:p>465</text:p>
          </table:table-cell>
          <table:table-cell office:value-type="float" office:value="468">
            <text:p>468</text:p>
          </table:table-cell>
          <table:table-cell table:style-name="ce2" office:value-type="string">
            <text:p>H. sapiens</text:p>
          </table:table-cell>
          <table:table-cell office:value-type="string">
            <text:p>\cite{pmid11256614}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</table:table-row>
        <table:table-row table:style-name="ro4">
          <table:table-cell table:number-columns-repeated="2" office:value-type="float" office:value="436">
            <text:p>436</text:p>
          </table:table-cell>
          <table:table-cell table:style-name="ce2" office:value-type="string">
            <text:p>Athaliana</text:p>
          </table:table-cell>
          <table:table-cell office:value-type="string">
            <text:p>\cite{pmid17644812}</text:p>
          </table:table-cell>
          <table:table-cell table:number-columns-repeated="2" office:value-type="float" office:value="0">
            <text:p>0</text:p>
          </table:table-cell>
          <table:table-cell office:value-type="float" office:value="436">
            <text:p>436</text:p>
          </table:table-cell>
        </table:table-row>
        <table:table-row table:style-name="ro4"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  <table:table-cell table:style-name="ce2" office:value-type="string">
            <text:p>Athaliana</text:p>
          </table:table-cell>
          <table:table-cell office:value-type="string">
            <text:p>\cite{pmid16618929}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</table:table-row>
        <table:table-row table:style-name="ro4">
          <table:table-cell office:value-type="float" office:value="413">
            <text:p>413</text:p>
          </table:table-cell>
          <table:table-cell office:value-type="float" office:value="456">
            <text:p>456</text:p>
          </table:table-cell>
          <table:table-cell table:style-name="ce2" office:value-type="string">
            <text:p>Dmelanogaster</text:p>
          </table:table-cell>
          <table:table-cell office:value-type="string">
            <text:p>\cite{pmid18433294}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</table:table-row>
        <table:table-row table:style-name="ro4">
          <table:table-cell table:number-columns-repeated="2" office:value-type="float" office:value="401">
            <text:p>401</text:p>
          </table:table-cell>
          <table:table-cell table:style-name="ce2" office:value-type="string">
            <text:p>Athaliana</text:p>
          </table:table-cell>
          <table:table-cell office:value-type="string">
            <text:p>\cite{pmid17151019}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</table:table-row>
        <table:table-row table:style-name="ro4">
          <table:table-cell table:number-columns-repeated="2" office:value-type="float" office:value="392">
            <text:p>392</text:p>
          </table:table-cell>
          <table:table-cell table:style-name="ce2" office:value-type="string">
            <text:p>Athaliana</text:p>
          </table:table-cell>
          <table:table-cell office:value-type="string">
            <text:p>\cite{pmid14671022}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</table:table-row>
        <table:table-row table:style-name="ro4">
          <table:table-cell office:value-type="float" office:value="392">
            <text:p>392</text:p>
          </table:table-cell>
          <table:table-cell office:value-type="float" office:value="639">
            <text:p>639</text:p>
          </table:table-cell>
          <table:table-cell table:style-name="ce2" office:value-type="string">
            <text:p>Celegans</text:p>
          </table:table-cell>
          <table:table-cell office:value-type="string">
            <text:p>\cite{pmid12529643}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83">
            <text:p>383</text:p>
          </table:table-cell>
          <table:table-cell office:value-type="float" office:value="917">
            <text:p>917</text:p>
          </table:table-cell>
          <table:table-cell table:style-name="ce1" office:value-type="string">
            <text:p>Celegans</text:p>
          </table:table-cell>
          <table:table-cell office:value-type="string">
            <text:p>\cite{pmid12445391}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380">
            <text:p>380</text:p>
          </table:table-cell>
          <table:table-cell table:style-name="ce2" office:value-type="string">
            <text:p>Athaliana</text:p>
          </table:table-cell>
          <table:table-cell office:value-type="string">
            <text:p>\cite{pmid15539469}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</table:table-row>
        <table:table-row table:style-name="ro4">
          <table:table-cell table:number-columns-repeated="2" office:value-type="float" office:value="375">
            <text:p>375</text:p>
          </table:table-cell>
          <table:table-cell table:style-name="ce2" office:value-type="string">
            <text:p>Mmusculus</text:p>
          </table:table-cell>
          <table:table-cell office:value-type="string">
            <text:p>\cite{pmid12865426}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</table:table-row>
        <table:table-row table:style-name="ro4">
          <table:table-cell office:value-type="float" office:value="343">
            <text:p>343</text:p>
          </table:table-cell>
          <table:table-cell office:value-type="float" office:value="509">
            <text:p>509</text:p>
          </table:table-cell>
          <table:table-cell table:style-name="ce2" office:value-type="string">
            <text:p>H. sapiens</text:p>
          </table:table-cell>
          <table:table-cell office:value-type="string">
            <text:p>\cite{pmid16189514}</text:p>
          </table:table-cell>
          <table:table-cell office:value-type="float" office:value="509">
            <text:p>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338">
            <text:p>338</text:p>
          </table:table-cell>
          <table:table-cell table:style-name="ce2" office:value-type="string">
            <text:p>Ddiscoideum</text:p>
          </table:table-cell>
          <table:table-cell office:value-type="string">
            <text:p>\cite{pmid20422638}</text:p>
          </table:table-cell>
          <table:table-cell table:number-columns-repeated="2"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4">
          <table:table-cell table:number-columns-repeated="2" office:value-type="float" office:value="328">
            <text:p>328</text:p>
          </table:table-cell>
          <table:table-cell table:style-name="ce2" office:value-type="string">
            <text:p>Athaliana</text:p>
          </table:table-cell>
          <table:table-cell office:value-type="string">
            <text:p>\cite{pmid12938931}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4"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table:style-name="ce2" office:value-type="string">
            <text:p>Calbicans</text:p>
          </table:table-cell>
          <table:table-cell office:value-type="string">
            <text:p>\cite{pmid16336044}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table:style-name="ce2" office:value-type="string">
            <text:p>Athaliana</text:p>
          </table:table-cell>
          <table:table-cell office:value-type="string">
            <text:p>\cite{pmid18633119}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4">
          <table:table-cell office:value-type="float" office:value="290">
            <text:p>290</text:p>
          </table:table-cell>
          <table:table-cell office:value-type="float" office:value="331">
            <text:p>331</text:p>
          </table:table-cell>
          <table:table-cell table:style-name="ce2" office:value-type="string">
            <text:p>Scerevisiae</text:p>
          </table:table-cell>
          <table:table-cell office:value-type="string">
            <text:p>\cite{pmid11914276}</text:p>
          </table:table-cell>
          <table:table-cell table:number-columns-repeated="2"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4">
          <table:table-cell office:value-type="float" office:value="285">
            <text:p>285</text:p>
          </table:table-cell>
          <table:table-cell office:value-type="float" office:value="761">
            <text:p>761</text:p>
          </table:table-cell>
          <table:table-cell table:style-name="ce1" office:value-type="string">
            <text:p>Celegans</text:p>
          </table:table-cell>
          <table:table-cell office:value-type="string">
            <text:p>\cite{pmid11099033}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table:style-name="ce2" office:value-type="string">
            <text:p>Celegans</text:p>
          </table:table-cell>
          <table:table-cell office:value-type="string">
            <text:p>\cite{pmid11099034}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66">
            <text:p>266</text:p>
          </table:table-cell>
          <table:table-cell office:value-type="float" office:value="433">
            <text:p>433</text:p>
          </table:table-cell>
          <table:table-cell table:style-name="ce2" office:value-type="string">
            <text:p>Mmusculus</text:p>
          </table:table-cell>
          <table:table-cell office:value-type="string">
            <text:p>\cite{pmid11591653}</text:p>
          </table:table-cell>
          <table:table-cell office:value-type="float" office:value="433">
            <text:p>4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number-columns-repeated="2" office:value-type="float" office:value="260">
            <text:p>260</text:p>
          </table:table-cell>
          <table:table-cell table:style-name="ce2" office:value-type="string">
            <text:p>Athaliana</text:p>
          </table:table-cell>
          <table:table-cell office:value-type="string">
            <text:p>\cite{pmid16502469}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style-name="ce2" office:value-type="string">
            <text:p>Spombe</text:p>
          </table:table-cell>
          <table:table-cell office:value-type="string">
            <text:p>\cite{pmid12529438}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44">
            <text:p>244</text:p>
          </table:table-cell>
          <table:table-cell office:value-type="float" office:value="397">
            <text:p>397</text:p>
          </table:table-cell>
          <table:table-cell table:style-name="ce2" office:value-type="string">
            <text:p>Dmelanogaster</text:p>
          </table:table-cell>
          <table:table-cell office:value-type="string">
            <text:p>\cite{pmid17412918}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30">
            <text:p>30</text:p>
          </table:table-cell>
        </table:table-row>
        <table:table-row table:style-name="ro4">
          <table:table-cell office:value-type="float" office:value="242">
            <text:p>242</text:p>
          </table:table-cell>
          <table:table-cell office:value-type="float" office:value="397">
            <text:p>397</text:p>
          </table:table-cell>
          <table:table-cell table:style-name="ce2" office:value-type="string">
            <text:p>Dmelanogaster</text:p>
          </table:table-cell>
          <table:table-cell office:value-type="string">
            <text:p>\cite{pmid18981222}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</table:table-row>
        <table:table-row table:style-name="ro4"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table:style-name="ce2" office:value-type="string">
            <text:p>Athaliana</text:p>
          </table:table-cell>
          <table:table-cell office:value-type="string">
            <text:p>\cite{pmid16287169}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</table:table-row>
        <table:table-row table:style-name="ro3" table:number-rows-repeated="104852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</meta:initial-creator>
    <meta:creation-date>2012-10-16T10:42:48</meta:creation-date>
    <dc:date>2012-10-30T14:06:53</dc:date>
    <dc:creator>Iddo Friedberg</dc:creator>
    <meta:editing-duration>PT8M11S</meta:editing-duration>
    <meta:editing-cycles>2</meta:editing-cycles>
    <meta:generator>LibreOffice/3.5$Linux_X86_64 LibreOffice_project/350m1$Build-3</meta:generator>
    <meta:document-statistic meta:table-count="3" meta:cell-count="714" meta:object-count="0"/>
  </office:meta>
</office:document-meta>
</file>